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07:15:38.995494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5T07:17:22.807182702</dc:date>
    <meta:editing-duration>PT9H32M31S</meta:editing-duration>
    <meta:editing-cycles>41</meta:editing-cycles>
    <meta:generator>LibreOffice/5.0.4.2$Linux_X86_64 LibreOffice_project/2b9802c1994aa0b7dc6079e128979269cf95bc78</meta:generator>
    <meta:print-date>2016-08-12T14:13:04.331288689</meta:print-date>
    <meta:printed-by>aleph </meta:printed-by>
    <meta:document-statistic meta:table-count="2" meta:cell-count="236" meta:object-count="0"/>
  </office:meta>
</office:document-meta>
</file>